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1310a" officeooo:paragraph-rsid="0021310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ae6c6" officeooo:paragraph-rsid="0021310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29bb0" officeooo:paragraph-rsid="00229bb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29bb0" officeooo:paragraph-rsid="00229bb0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rceria fomenta software livre no Centro-Oeste</text:p>
      <text:p text:style-name="P1"/>
      <text:p text:style-name="P1"><text:s/></text:p>
      <text:p text:style-name="P13">Associação Software Livre.org (ASL) faz parceria com SINDPD-DF em busca da nacionalização da eventos do movimento software livre</text:p>
      <text:p text:style-name="P13"><text:s/></text:p>
      <text:p text:style-name="P13"></text:p>
      <text:p text:style-name="P13">O Movimento Software Livre brasileiro ganhou mais apoiadores no Distrito Federal a partir desta sexta-feira (09). Durante a 15ª edição do Fórum Internacional Software Livre (FISL15), a Associação Software Livre.org (ASL) assinou parceria com o Sindicato dos Trabalhadores de Empresas e Órgãos Públicos e Privados de Processamento de Dados, Serviço de Informática, Similares e Profissionais de Processamento de Dados do Distrito Federal (SINDPD-DF) em busca do fomento do software livre e atividades dos diversos ativistas do governo do Distrito Federal.</text:p>
      <text:p text:style-name="P13"></text:p>
      <text:p text:style-name="P13">De acordo com o coordenador geral do FISL,Ricardo Fritsch, a parceria é importante, pois se trata do primeiro acordo com sindicato de trabalhadores de TI que são efetivamente aqueles que desenvolvem o código e fazem os códigos de computadores funcionar.</text:p>
      <text:p text:style-name="P13"></text:p>
      <text:p text:style-name="P13">- A parceria abre a possibilidade de outros sindicatos colocarem olhares e fazerem reflexões se não é o caso de também assinarem convênios com a ASL. Temos interesse em participar com entidades e organizações de outros estados para fomentar questões de conhecimento livre e padrões abertos - conclui.</text:p>
      <text:p text:style-name="P13"></text:p>
      <text:p text:style-name="P13">Para o presidente do SINDPD-DF, Djalma Araújo Ferreira, é importante fomentar o software livre no entorno de Brasília (Goiás, parte de Minas Gerais e parte da Bahia).</text:p>
      <text:p text:style-name="P13"></text:p>
      <text:p text:style-name="P13">- Começaremos a trabalhar junto e disseminar o software livre, pois na verdade, se fala muito de software livre, mas não há uma comunidade estabelecida. A ideia é, junto com ASL, realizar, no segundo semestre, um mini FISL para reunirmos a comunidade - prevê Ferreira.</text:p>
      <text:p text:style-name="P3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1"><text:a xlink:type="simple" xlink:href="https://www.flickr.com/photos/fisl14"><text:span text:style-name="T1">https://www.flickr.com/photos/fisl1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9</meta:editing-cycles>
    <meta:creation-date>2014-04-30T13:37:00</meta:creation-date>
    <dc:date>2014-05-10T16:18:25.413587692</dc:date>
    <meta:editing-duration>PT25M42S</meta:editing-duration>
    <meta:generator>LibreOffice/4.1.2.3$Linux_X86_64 LibreOffice_project/410m0$Build-3</meta:generator>
    <meta:document-statistic meta:table-count="0" meta:image-count="0" meta:object-count="0" meta:page-count="1" meta:paragraph-count="26" meta:word-count="402" meta:character-count="2705" meta:non-whitespace-character-count="23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